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109cd" officeooo:paragraph-rsid="002109cd"/>
    </style:style>
    <style:style style:name="P2" style:family="paragraph" style:parent-style-name="Standard" style:list-style-name="L2">
      <style:text-properties officeooo:rsid="002109cd" officeooo:paragraph-rsid="002109cd"/>
    </style:style>
    <style:style style:name="P3" style:family="paragraph" style:parent-style-name="Standard" style:list-style-name="L3">
      <style:text-properties officeooo:rsid="002109cd" officeooo:paragraph-rsid="002109cd"/>
    </style:style>
    <style:style style:name="P4" style:family="paragraph" style:parent-style-name="Standard">
      <style:text-properties fo:font-size="10pt" officeooo:rsid="001ff57f" officeooo:paragraph-rsid="001ff57f"/>
    </style:style>
    <style:style style:name="P5" style:family="paragraph" style:parent-style-name="Standard" style:list-style-name="L1">
      <style:text-properties fo:font-size="10pt" officeooo:rsid="001ff57f" officeooo:paragraph-rsid="001ff57f"/>
    </style:style>
    <style:style style:name="P6" style:family="paragraph" style:parent-style-name="Standard" style:list-style-name="L1">
      <style:text-properties fo:font-size="10pt" officeooo:rsid="002109cd" officeooo:paragraph-rsid="002109cd"/>
    </style:style>
    <style:style style:name="P7" style:family="paragraph" style:parent-style-name="Standard" style:list-style-name="L3">
      <style:text-properties officeooo:rsid="002195bd" officeooo:paragraph-rsid="002195bd"/>
    </style:style>
    <style:style style:name="P8" style:family="paragraph" style:parent-style-name="Standard">
      <style:text-properties officeooo:rsid="002195bd" officeooo:paragraph-rsid="002195bd"/>
    </style:style>
    <style:style style:name="P9" style:family="paragraph" style:parent-style-name="Standard" style:list-style-name="L2">
      <style:text-properties officeooo:rsid="002195bd" officeooo:paragraph-rsid="002195bd"/>
    </style:style>
    <style:style style:name="P10" style:family="paragraph" style:parent-style-name="Standard" style:list-style-name="L4">
      <style:text-properties officeooo:rsid="002195bd" officeooo:paragraph-rsid="002195bd"/>
    </style:style>
    <style:style style:name="P11" style:family="paragraph" style:parent-style-name="Standard" style:list-style-name="L5">
      <style:text-properties officeooo:rsid="002195bd" officeooo:paragraph-rsid="002195bd"/>
    </style:style>
    <style:style style:name="P12" style:family="paragraph" style:parent-style-name="Standard" style:list-style-name="L6">
      <style:text-properties officeooo:rsid="002195bd" officeooo:paragraph-rsid="002195bd"/>
    </style:style>
    <style:style style:name="T1" style:family="text">
      <style:text-properties officeooo:rsid="002109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. 118 – 119 <text:span text:style-name="T1">(travail personnel)</text:span></text:p>
      <text:list xml:id="list6874805255733847440" text:style-name="L1">
        <text:list-item>
          <text:p text:style-name="P5">« <text:span text:style-name="T1">Deber de memoria »</text:span></text:p>
          <text:list>
            <text:list-item>
              <text:p text:style-name="P5"/>
            </text:list-item>
          </text:list>
          <text:p text:style-name="P5"/>
        </text:list-item>
        <text:list-item>
          <text:p text:style-name="P6">Uno de los tres museos : La antigua ESMA</text:p>
          <text:list>
            <text:list-item>
              <text:p text:style-name="P6">La antigua ESMA es un museo de la memoria construido a parte de sitios históricos en lazos con la dictadura. Este museo enfatiza el respeto de la memoria y de la vida</text:p>
            </text:list-item>
          </text:list>
        </text:list-item>
      </text:list>
      <text:p text:style-name="P1"/>
      <text:p text:style-name="P1">P. 105</text:p>
      <text:p text:style-name="P1">Quitando los restos de la España franquista</text:p>
      <text:list xml:id="list5120219229244034175" text:style-name="L3">
        <text:list-item>
          <text:p text:style-name="P3">Es una estatua del General Franco montado a caballo</text:p>
        </text:list-item>
        <text:list-item>
          <text:p text:style-name="P7">Hay tres hombres quienes //</text:p>
        </text:list-item>
        <text:list-item>
          <text:p text:style-name="P7">//</text:p>
        </text:list-item>
        <text:list-item>
          <text:p text:style-name="P7">Un acontecimiento</text:p>
        </text:list-item>
        <text:list-item>
          <text:p text:style-name="P7">Está lloviendo</text:p>
        </text:list-item>
        <text:list-item>
          <text:p text:style-name="P7">La gente se atreve a salir bajo la lluvia</text:p>
          <text:p text:style-name="P7"/>
          <text:p text:style-name="P7">No hay mucha gente, es posible que Franco no es importante para la gente</text:p>
        </text:list-item>
      </text:list>
      <text:p text:style-name="P8"/>
      <text:p text:style-name="P8"/>
      <text:p text:style-name="P8">Lugares y Formas del Poder :</text:p>
      <text:list xml:id="list7599459180566995844" text:style-name="L4">
        <text:list-item>
          <text:p text:style-name="P10">//</text:p>
        </text:list-item>
      </text:list>
      <text:p text:style-name="P8"/>
      <text:p text:style-name="P8">Mitos y Héroes :</text:p>
      <text:list xml:id="list6889739503690985881" text:style-name="L5">
        <text:list-item>
          <text:p text:style-name="P11">Franco es una cara de héroe, pero también una cara de antihéroe</text:p>
        </text:list-item>
      </text:list>
      <text:p text:style-name="P8"/>
      <text:p text:style-name="P8"/>
      <text:p text:style-name="P8">P. 118, Historia de España</text:p>
      <text:list xml:id="list3384259829931429255" text:style-name="L6">
        <text:list-item>
          <text:p text:style-name="P12"/>
        </text:list-item>
      </text:list>
      <text:p text:style-name="P1"/>
      <text:p text:style-name="P1"/>
      <text:p text:style-name="P1">Lexique :</text:p>
      <text:list xml:id="list8237836372901520737" text:style-name="L2">
        <text:list-item>
          <text:p text:style-name="P2">Homejanear = rendre hommage</text:p>
        </text:list-item>
        <text:list-item>
          <text:p text:style-name="P2">Montar a caballo = monter à cherval</text:p>
        </text:list-item>
        <text:list-item>
          <text:p text:style-name="P2">Un caballero, un jinete </text:p>
        </text:list-item>
        <text:list-item>
          <text:p text:style-name="P9">Llovar = pleuvoi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0:36:13.581000000</meta:creation-date>
    <dc:date>2019-02-18T11:16:34.143000000</dc:date>
    <meta:editing-duration>PT2M44S</meta:editing-duration>
    <meta:editing-cycles>1</meta:editing-cycles>
    <meta:document-statistic meta:table-count="0" meta:image-count="0" meta:object-count="0" meta:page-count="1" meta:paragraph-count="26" meta:word-count="169" meta:character-count="799" meta:non-whitespace-character-count="670"/>
    <meta:generator>LibreOffice/5.1.6.2$Windows_x86 LibreOffice_project/07ac168c60a517dba0f0d7bc7540f5afa45f0909</meta:generator>
  </office:meta>
</office:document-meta>
</file>